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P3" style:parent-style-name="Normal" style:family="paragraph">
      <style:paragraph-properties fo:border-top="none" fo:border-left="none" fo:border-bottom="0.0104in solid #000000" fo:border-right="none" fo:padding-top="0in" fo:padding-left="0in" fo:padding-bottom="0.0138in" fo:padding-right="0in" style:shadow="none"/>
    </style:style>
  </office:automatic-styles>
  <office:body>
    <office:text text:use-soft-page-breaks="true">
      <text:p text:style-name="P1"><text:bookmark-start text:name="_GoBack"/><text:bookmark-end text:name="_GoBack"/>Mosterdsoep</text:p>
      <text:p text:style-name="Normal">30 g bloem<text:s/></text:p>
      <text:p text:style-name="Normal">0,5 l water</text:p>
      <text:p text:style-name="Normal">50 g plakjes (al dan niet gerookte) ontbijtspek<text:s/></text:p>
      <text:p text:style-name="Normal">1 blokje<text:s/><text:span text:style-name="T2">kippen</text:span>bouillon<text:s/></text:p>
      <text:p text:style-name="Normal">25 g grove mosterd (bijv. Zaanse)</text:p>
      <text:p text:style-name="Normal">0,5 dl melk</text:p>
      <text:p text:style-name="Normal">evt. wat thijm (naar smaak)</text:p>
      <text:p text:style-name="P3"/>
      <text:p text:style-name="Normal"/>
      <text:p text:style-name="Normal">Maak van de bloem en water een gladde roux. Doe het bouillonblokje, de mosterd, melk (en evt. de thijm) in de roux en roer het door zodat de mosterd goed is opgelost. Snijd het ontbijtspek in kleine stukjes of reepjes en doe die er bij. Laat de mosterdsoep een minuut of 10 zachtjes doorkoken zodat de spek gaar wordt.<text:s/></text:p>
      <text:p text:style-name="Normal"/>
      <text:p text:style-name="Normal">Eet smakelij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FootnoteSymbol" style:display-name="Footnote Symbol"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 J</meta:initial-creator>
    <dc:creator>Rieks</dc:creator>
    <meta:creation-date>2013-03-11T11:45:00Z</meta:creation-date>
    <dc:date>2014-02-22T12:28:00Z</dc:date>
    <meta:print-date>2014-02-22T12:28:00Z</meta:print-date>
    <meta:template xlink:href="Normal.dotm" xlink:type="simple"/>
    <meta:editing-cycles>6</meta:editing-cycles>
    <meta:editing-duration>PT180S</meta:editing-duration>
    <meta:user-defined meta:name="Info 1"/>
    <meta:user-defined meta:name="Info 2"/>
    <meta:user-defined meta:name="Info 3"/>
    <meta:user-defined meta:name="Info 4"/>
    <meta:user-defined meta:name="Docear4Word_StyleTitle">Springer LNCS</meta:user-defined>
    <meta:document-statistic meta:page-count="1" meta:paragraph-count="12" meta:word-count="94" meta:character-count="510" meta:row-count="16" meta:non-whitespace-character-count="428"/>
  </office:meta>
</office:document-meta>
</file>